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47cm" fo:min-width="18.4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3.55cm" fo:min-width="17.742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754cm" fo:min-width="17.0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6.05cm" fo:min-width="17.7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1.754cm" fo:min-width="17.05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8.15cm" fo:min-width="17.742cm"/>
      <style:paragraph-properties style:writing-mode="lr-tb"/>
    </style:style>
    <style:style style:name="gr8" style:family="graphic" style:parent-style-name="standard">
      <style:graphic-properties draw:fill="solid" draw:fill-color="#069a2e" draw:textarea-horizontal-align="justify" draw:textarea-vertical-align="middle" draw:auto-grow-height="false" fo:min-height="1.754cm" fo:min-width="9.35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69a2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99cm" svg:height="1.997cm" draw:transform="skewX (-0.000523598775598299) translate (1cm 1cm)">
          <text:p text:style-name="P1">Title: Event Ind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8.242cm" svg:height="3.8cm" svg:x="1.343cm" svg:y="3.5cm">
          <text:p text:style-name="P1">List of routine events tod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7.558cm" svg:height="2.004cm" svg:x="1.69cm" svg:y="4.796cm">
          <text:p text:style-name="P1">Title ----- start time : end ti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242cm" svg:height="6.3cm" svg:x="1.343cm" svg:y="7.7cm">
          <text:p text:style-name="P1">List of events toda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068cm" svg:height="1.187cm" svg:x="16.705cm" svg:y="5.1cm">
          <draw:text-box>
            <text:p/>
          </draw:text-box>
        </draw:frame>
        <draw:custom-shape draw:style-name="gr6" draw:text-style-name="P2" draw:layer="layout" svg:width="17.552cm" svg:height="2.004cm" svg:x="1.69cm" svg:y="8.996cm">
          <text:p text:style-name="P1">Title ----- start time : end tim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552cm" svg:height="2.004cm" svg:x="1.69cm" svg:y="11.496cm">
          <text:p text:style-name="P1">Title ----- start time : end tim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8.242cm" svg:height="8.4cm" svg:x="1.358cm" svg:y="14.4cm">
          <text:p text:style-name="P1">List of all event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558cm" svg:height="2.004cm" svg:x="1.705cm" svg:y="17.896cm">
          <text:p text:style-name="P1">Title ----- date ----- start time : end tim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552cm" svg:height="2.004cm" svg:x="1.705cm" svg:y="20.396cm">
          <text:p text:style-name="P1">Title ----- date ----- start time : end time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068cm" svg:height="1.187cm" svg:x="16.72cm" svg:y="18.2cm">
          <draw:text-box>
            <text:p/>
          </draw:text-box>
        </draw:frame>
        <draw:custom-shape draw:style-name="gr3" draw:text-style-name="P2" draw:layer="layout" svg:width="17.558cm" svg:height="2.004cm" svg:x="1.705cm" svg:y="15.496cm">
          <text:p text:style-name="P1">Title ----- date ----- start time : end tim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9.857cm" svg:height="2.004cm" svg:x="5.572cm" svg:y="23.196cm">
          <text:p text:style-name="P1">Add new ev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5:53:11.413150113</meta:creation-date>
    <dc:date>2020-03-12T08:58:50.049739041</dc:date>
    <meta:editing-duration>PT20H39M22S</meta:editing-duration>
    <meta:editing-cycles>6</meta:editing-cycles>
    <meta:generator>LibreOffice/6.3.4.2.0$Linux_X86_64 LibreOffice_project/30$Build-2</meta:generator>
    <meta:document-statistic meta:object-count="13"/>
  </office:meta>
</office:document-meta>
</file>